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m)</text:p>
          </table:table-cell>
          <table:table-cell office:value-type="string" calcext:value-type="string">
            <text:p>f(b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[.A2]+[.C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EXP([.A2])+1-[.A2]*[.A2]" office:value-type="float" office:value="-2.86466471676339" calcext:value-type="float">
            <text:p>-2,86466471676339</text:p>
          </table:table-cell>
          <table:table-cell table:formula="of:=EXP([.B2])+1-[.B2]*[.B2]" office:value-type="float" office:value="0.367879441171442" calcext:value-type="float">
            <text:p>0,367879441171442</text:p>
          </table:table-cell>
          <table:table-cell table:formula="of:=EXP([.C2])+1-[.C2]*[.C2]" office:value-type="float" office:value="2" calcext:value-type="float">
            <text:p>2</text:p>
          </table:table-cell>
        </table:table-row>
        <table:table-row table:style-name="ro1">
          <table:table-cell table:formula="of:=IF([.D2]*[.E2]&lt;0;[.A2];[.B2])" office:value-type="float" office:value="-2" calcext:value-type="float">
            <text:p>-2</text:p>
          </table:table-cell>
          <table:table-cell table:formula="of:=([.A3]+[.C3])/2" office:value-type="float" office:value="-1.5" calcext:value-type="float">
            <text:p>-1,5</text:p>
          </table:table-cell>
          <table:table-cell table:formula="of:=IF([.D2]*[.E2]&lt;0;[.B2];[.C2])" office:value-type="float" office:value="-1" calcext:value-type="float">
            <text:p>-1</text:p>
          </table:table-cell>
          <table:table-cell table:formula="of:=EXP([.A3])+1-[.A3]*[.A3]" office:value-type="float" office:value="-2.86466471676339" calcext:value-type="float">
            <text:p>-2,86466471676339</text:p>
          </table:table-cell>
          <table:table-cell table:formula="of:=EXP([.B3])+1-[.B3]*[.B3]" office:value-type="float" office:value="-1.02686983985157" calcext:value-type="float">
            <text:p>-1,02686983985157</text:p>
          </table:table-cell>
          <table:table-cell table:formula="of:=EXP([.C3])+1-[.C3]*[.C3]" office:value-type="float" office:value="0.367879441171442" calcext:value-type="float">
            <text:p>0,367879441171442</text:p>
          </table:table-cell>
        </table:table-row>
        <table:table-row table:style-name="ro1">
          <table:table-cell table:formula="of:=IF([.D3]*[.E3]&lt;0;[.A3];[.B3])" office:value-type="float" office:value="-1.5" calcext:value-type="float">
            <text:p>-1,5</text:p>
          </table:table-cell>
          <table:table-cell table:formula="of:=([.A4]+[.C4])/2" office:value-type="float" office:value="-1.25" calcext:value-type="float">
            <text:p>-1,25</text:p>
          </table:table-cell>
          <table:table-cell table:formula="of:=IF([.D3]*[.E3]&lt;0;[.B3];[.C3])" office:value-type="float" office:value="-1" calcext:value-type="float">
            <text:p>-1</text:p>
          </table:table-cell>
          <table:table-cell table:formula="of:=EXP([.A4])+1-[.A4]*[.A4]" office:value-type="float" office:value="-1.02686983985157" calcext:value-type="float">
            <text:p>-1,02686983985157</text:p>
          </table:table-cell>
          <table:table-cell table:formula="of:=EXP([.B4])+1-[.B4]*[.B4]" office:value-type="float" office:value="-0.27599520313981" calcext:value-type="float">
            <text:p>-0,27599520313981</text:p>
          </table:table-cell>
          <table:table-cell table:formula="of:=EXP([.C4])+1-[.C4]*[.C4]" office:value-type="float" office:value="0.367879441171442" calcext:value-type="float">
            <text:p>0,367879441171442</text:p>
          </table:table-cell>
        </table:table-row>
        <table:table-row table:style-name="ro1">
          <table:table-cell table:formula="of:=IF([.D4]*[.E4]&lt;0;[.A4];[.B4])" office:value-type="float" office:value="-1.25" calcext:value-type="float">
            <text:p>-1,25</text:p>
          </table:table-cell>
          <table:table-cell table:formula="of:=([.A5]+[.C5])/2" office:value-type="float" office:value="-1.125" calcext:value-type="float">
            <text:p>-1,125</text:p>
          </table:table-cell>
          <table:table-cell table:formula="of:=IF([.D4]*[.E4]&lt;0;[.B4];[.C4])" office:value-type="float" office:value="-1" calcext:value-type="float">
            <text:p>-1</text:p>
          </table:table-cell>
          <table:table-cell table:formula="of:=EXP([.A5])+1-[.A5]*[.A5]" office:value-type="float" office:value="-0.27599520313981" calcext:value-type="float">
            <text:p>-0,27599520313981</text:p>
          </table:table-cell>
          <table:table-cell table:formula="of:=EXP([.B5])+1-[.B5]*[.B5]" office:value-type="float" office:value="0.0590274673583497" calcext:value-type="float">
            <text:p>0,05902746735835</text:p>
          </table:table-cell>
          <table:table-cell table:formula="of:=EXP([.C5])+1-[.C5]*[.C5]" office:value-type="float" office:value="0.367879441171442" calcext:value-type="float">
            <text:p>0,367879441171442</text:p>
          </table:table-cell>
        </table:table-row>
        <table:table-row table:style-name="ro1">
          <table:table-cell table:formula="of:=IF([.D5]*[.E5]&lt;0;[.A5];[.B5])" office:value-type="float" office:value="-1.25" calcext:value-type="float">
            <text:p>-1,25</text:p>
          </table:table-cell>
          <table:table-cell table:formula="of:=([.A6]+[.C6])/2" office:value-type="float" office:value="-1.1875" calcext:value-type="float">
            <text:p>-1,1875</text:p>
          </table:table-cell>
          <table:table-cell table:formula="of:=IF([.D5]*[.E5]&lt;0;[.B5];[.C5])" office:value-type="float" office:value="-1.125" calcext:value-type="float">
            <text:p>-1,125</text:p>
          </table:table-cell>
          <table:table-cell table:formula="of:=EXP([.A6])+1-[.A6]*[.A6]" office:value-type="float" office:value="-0.27599520313981" calcext:value-type="float">
            <text:p>-0,27599520313981</text:p>
          </table:table-cell>
          <table:table-cell table:formula="of:=EXP([.B6])+1-[.B6]*[.B6]" office:value-type="float" office:value="-0.105173481288941" calcext:value-type="float">
            <text:p>-0,105173481288941</text:p>
          </table:table-cell>
          <table:table-cell table:formula="of:=EXP([.C6])+1-[.C6]*[.C6]" office:value-type="float" office:value="0.0590274673583497" calcext:value-type="float">
            <text:p>0,05902746735835</text:p>
          </table:table-cell>
        </table:table-row>
        <table:table-row table:style-name="ro1">
          <table:table-cell table:formula="of:=IF([.D6]*[.E6]&lt;0;[.A6];[.B6])" office:value-type="float" office:value="-1.1875" calcext:value-type="float">
            <text:p>-1,1875</text:p>
          </table:table-cell>
          <table:table-cell table:formula="of:=([.A7]+[.C7])/2" office:value-type="float" office:value="-1.15625" calcext:value-type="float">
            <text:p>-1,15625</text:p>
          </table:table-cell>
          <table:table-cell table:formula="of:=IF([.D6]*[.E6]&lt;0;[.B6];[.C6])" office:value-type="float" office:value="-1.125" calcext:value-type="float">
            <text:p>-1,125</text:p>
          </table:table-cell>
          <table:table-cell table:formula="of:=EXP([.A7])+1-[.A7]*[.A7]" office:value-type="float" office:value="-0.105173481288941" calcext:value-type="float">
            <text:p>-0,105173481288941</text:p>
          </table:table-cell>
          <table:table-cell table:formula="of:=EXP([.B7])+1-[.B7]*[.B7]" office:value-type="float" office:value="-0.0222501014815411" calcext:value-type="float">
            <text:p>-0,022250101481541</text:p>
          </table:table-cell>
          <table:table-cell table:formula="of:=EXP([.C7])+1-[.C7]*[.C7]" office:value-type="float" office:value="0.0590274673583497" calcext:value-type="float">
            <text:p>0,05902746735835</text:p>
          </table:table-cell>
        </table:table-row>
        <table:table-row table:style-name="ro1">
          <table:table-cell table:formula="of:=IF([.D7]*[.E7]&lt;0;[.A7];[.B7])" office:value-type="float" office:value="-1.15625" calcext:value-type="float">
            <text:p>-1,15625</text:p>
          </table:table-cell>
          <table:table-cell table:formula="of:=([.A8]+[.C8])/2" office:value-type="float" office:value="-1.140625" calcext:value-type="float">
            <text:p>-1,140625</text:p>
          </table:table-cell>
          <table:table-cell table:formula="of:=IF([.D7]*[.E7]&lt;0;[.B7];[.C7])" office:value-type="float" office:value="-1.125" calcext:value-type="float">
            <text:p>-1,125</text:p>
          </table:table-cell>
          <table:table-cell table:formula="of:=EXP([.A8])+1-[.A8]*[.A8]" office:value-type="float" office:value="-0.0222501014815411" calcext:value-type="float">
            <text:p>-0,022250101481541</text:p>
          </table:table-cell>
          <table:table-cell table:formula="of:=EXP([.B8])+1-[.B8]*[.B8]" office:value-type="float" office:value="0.0185938067543099" calcext:value-type="float">
            <text:p>0,01859380675431</text:p>
          </table:table-cell>
          <table:table-cell table:formula="of:=EXP([.C8])+1-[.C8]*[.C8]" office:value-type="float" office:value="0.0590274673583497" calcext:value-type="float">
            <text:p>0,05902746735835</text:p>
          </table:table-cell>
        </table:table-row>
        <table:table-row table:style-name="ro1">
          <table:table-cell table:formula="of:=IF([.D8]*[.E8]&lt;0;[.A8];[.B8])" office:value-type="float" office:value="-1.15625" calcext:value-type="float">
            <text:p>-1,15625</text:p>
          </table:table-cell>
          <table:table-cell table:formula="of:=([.A9]+[.C9])/2" office:value-type="float" office:value="-1.1484375" calcext:value-type="float">
            <text:p>-1,1484375</text:p>
          </table:table-cell>
          <table:table-cell table:formula="of:=IF([.D8]*[.E8]&lt;0;[.B8];[.C8])" office:value-type="float" office:value="-1.140625" calcext:value-type="float">
            <text:p>-1,140625</text:p>
          </table:table-cell>
          <table:table-cell table:formula="of:=EXP([.A9])+1-[.A9]*[.A9]" office:value-type="float" office:value="-0.0222501014815411" calcext:value-type="float">
            <text:p>-0,022250101481541</text:p>
          </table:table-cell>
          <table:table-cell table:formula="of:=EXP([.B9])+1-[.B9]*[.B9]" office:value-type="float" office:value="-0.00177679035415723" calcext:value-type="float">
            <text:p>-0,001776790354157</text:p>
          </table:table-cell>
          <table:table-cell table:formula="of:=EXP([.C9])+1-[.C9]*[.C9]" office:value-type="float" office:value="0.0185938067543099" calcext:value-type="float">
            <text:p>0,01859380675431</text:p>
          </table:table-cell>
        </table:table-row>
        <table:table-row table:style-name="ro1">
          <table:table-cell table:formula="of:=IF([.D9]*[.E9]&lt;0;[.A9];[.B9])" office:value-type="float" office:value="-1.1484375" calcext:value-type="float">
            <text:p>-1,1484375</text:p>
          </table:table-cell>
          <table:table-cell table:formula="of:=([.A10]+[.C10])/2" office:value-type="float" office:value="-1.14453125" calcext:value-type="float">
            <text:p>-1,14453125</text:p>
          </table:table-cell>
          <table:table-cell table:formula="of:=IF([.D9]*[.E9]&lt;0;[.B9];[.C9])" office:value-type="float" office:value="-1.140625" calcext:value-type="float">
            <text:p>-1,140625</text:p>
          </table:table-cell>
          <table:table-cell table:formula="of:=EXP([.A10])+1-[.A10]*[.A10]" office:value-type="float" office:value="-0.00177679035415723" calcext:value-type="float">
            <text:p>-0,001776790354157</text:p>
          </table:table-cell>
          <table:table-cell table:formula="of:=EXP([.B10])+1-[.B10]*[.B10]" office:value-type="float" office:value="0.00842133799190803" calcext:value-type="float">
            <text:p>0,008421337991908</text:p>
          </table:table-cell>
          <table:table-cell table:formula="of:=EXP([.C10])+1-[.C10]*[.C10]" office:value-type="float" office:value="0.0185938067543099" calcext:value-type="float">
            <text:p>0,01859380675431</text:p>
          </table:table-cell>
        </table:table-row>
        <table:table-row table:style-name="ro1">
          <table:table-cell table:formula="of:=IF([.D10]*[.E10]&lt;0;[.A10];[.B10])" office:value-type="float" office:value="-1.1484375" calcext:value-type="float">
            <text:p>-1,1484375</text:p>
          </table:table-cell>
          <table:table-cell table:formula="of:=([.A11]+[.C11])/2" office:value-type="float" office:value="-1.146484375" calcext:value-type="float">
            <text:p>-1,146484375</text:p>
          </table:table-cell>
          <table:table-cell table:formula="of:=IF([.D10]*[.E10]&lt;0;[.B10];[.C10])" office:value-type="float" office:value="-1.14453125" calcext:value-type="float">
            <text:p>-1,14453125</text:p>
          </table:table-cell>
          <table:table-cell table:formula="of:=EXP([.A11])+1-[.A11]*[.A11]" office:value-type="float" office:value="-0.00177679035415723" calcext:value-type="float">
            <text:p>-0,001776790354157</text:p>
          </table:table-cell>
          <table:table-cell table:formula="of:=EXP([.B11])+1-[.B11]*[.B11]" office:value-type="float" office:value="0.00332548245228748" calcext:value-type="float">
            <text:p>0,003325482452287</text:p>
          </table:table-cell>
          <table:table-cell table:formula="of:=EXP([.C11])+1-[.C11]*[.C11]" office:value-type="float" office:value="0.00842133799190803" calcext:value-type="float">
            <text:p>0,008421337991908</text:p>
          </table:table-cell>
        </table:table-row>
        <table:table-row table:style-name="ro1">
          <table:table-cell table:formula="of:=IF([.D11]*[.E11]&lt;0;[.A11];[.B11])" office:value-type="float" office:value="-1.1484375" calcext:value-type="float">
            <text:p>-1,1484375</text:p>
          </table:table-cell>
          <table:table-cell table:formula="of:=([.A12]+[.C12])/2" office:value-type="float" office:value="-1.1474609375" calcext:value-type="float">
            <text:p>-1,1474609375</text:p>
          </table:table-cell>
          <table:table-cell table:formula="of:=IF([.D11]*[.E11]&lt;0;[.B11];[.C11])" office:value-type="float" office:value="-1.146484375" calcext:value-type="float">
            <text:p>-1,146484375</text:p>
          </table:table-cell>
          <table:table-cell table:formula="of:=EXP([.A12])+1-[.A12]*[.A12]" office:value-type="float" office:value="-0.00177679035415723" calcext:value-type="float">
            <text:p>-0,001776790354157</text:p>
          </table:table-cell>
          <table:table-cell table:formula="of:=EXP([.B12])+1-[.B12]*[.B12]" office:value-type="float" office:value="0.000775148355346866" calcext:value-type="float">
            <text:p>0,000775148355347</text:p>
          </table:table-cell>
          <table:table-cell table:formula="of:=EXP([.C12])+1-[.C12]*[.C12]" office:value-type="float" office:value="0.00332548245228748" calcext:value-type="float">
            <text:p>0,003325482452287</text:p>
          </table:table-cell>
        </table:table-row>
        <table:table-row table:style-name="ro1">
          <table:table-cell table:formula="of:=IF([.D12]*[.E12]&lt;0;[.A12];[.B12])" office:value-type="float" office:value="-1.1484375" calcext:value-type="float">
            <text:p>-1,1484375</text:p>
          </table:table-cell>
          <table:table-cell table:formula="of:=([.A13]+[.C13])/2" office:value-type="float" office:value="-1.14794921875" calcext:value-type="float">
            <text:p>-1,14794921875</text:p>
          </table:table-cell>
          <table:table-cell table:formula="of:=IF([.D12]*[.E12]&lt;0;[.B12];[.C12])" office:value-type="float" office:value="-1.1474609375" calcext:value-type="float">
            <text:p>-1,1474609375</text:p>
          </table:table-cell>
          <table:table-cell table:formula="of:=EXP([.A13])+1-[.A13]*[.A13]" office:value-type="float" office:value="-0.00177679035415723" calcext:value-type="float">
            <text:p>-0,001776790354157</text:p>
          </table:table-cell>
          <table:table-cell table:formula="of:=EXP([.B13])+1-[.B13]*[.B13]" office:value-type="float" office:value="-0.000500620404359387" calcext:value-type="float">
            <text:p>-0,000500620404359</text:p>
          </table:table-cell>
          <table:table-cell table:formula="of:=EXP([.C13])+1-[.C13]*[.C13]" office:value-type="float" office:value="0.000775148355346866" calcext:value-type="float">
            <text:p>0,000775148355347</text:p>
          </table:table-cell>
        </table:table-row>
        <table:table-row table:style-name="ro1">
          <table:table-cell table:formula="of:=IF([.D13]*[.E13]&lt;0;[.A13];[.B13])" office:value-type="float" office:value="-1.14794921875" calcext:value-type="float">
            <text:p>-1,14794921875</text:p>
          </table:table-cell>
          <table:table-cell table:formula="of:=([.A14]+[.C14])/2" office:value-type="float" office:value="-1.147705078125" calcext:value-type="float">
            <text:p>-1,147705078125</text:p>
          </table:table-cell>
          <table:table-cell table:formula="of:=IF([.D13]*[.E13]&lt;0;[.B13];[.C13])" office:value-type="float" office:value="-1.1474609375" calcext:value-type="float">
            <text:p>-1,1474609375</text:p>
          </table:table-cell>
          <table:table-cell table:formula="of:=EXP([.A14])+1-[.A14]*[.A14]" office:value-type="float" office:value="-0.000500620404359387" calcext:value-type="float">
            <text:p>-0,000500620404359</text:p>
          </table:table-cell>
          <table:table-cell table:formula="of:=EXP([.B14])+1-[.B14]*[.B14]" office:value-type="float" office:value="0.000137314121946508" calcext:value-type="float">
            <text:p>0,000137314121947</text:p>
          </table:table-cell>
          <table:table-cell table:formula="of:=EXP([.C14])+1-[.C14]*[.C14]" office:value-type="float" office:value="0.000775148355346866" calcext:value-type="float">
            <text:p>0,000775148355347</text:p>
          </table:table-cell>
        </table:table-row>
        <table:table-row table:style-name="ro1">
          <table:table-cell table:formula="of:=IF([.D14]*[.E14]&lt;0;[.A14];[.B14])" office:value-type="float" office:value="-1.14794921875" calcext:value-type="float">
            <text:p>-1,14794921875</text:p>
          </table:table-cell>
          <table:table-cell table:formula="of:=([.A15]+[.C15])/2" office:value-type="float" office:value="-1.1478271484375" calcext:value-type="float">
            <text:p>-1,1478271484375</text:p>
          </table:table-cell>
          <table:table-cell table:formula="of:=IF([.D14]*[.E14]&lt;0;[.B14];[.C14])" office:value-type="float" office:value="-1.147705078125" calcext:value-type="float">
            <text:p>-1,147705078125</text:p>
          </table:table-cell>
          <table:table-cell table:formula="of:=EXP([.A15])+1-[.A15]*[.A15]" office:value-type="float" office:value="-0.000500620404359387" calcext:value-type="float">
            <text:p>-0,000500620404359</text:p>
          </table:table-cell>
          <table:table-cell table:formula="of:=EXP([.B15])+1-[.B15]*[.B15]" office:value-type="float" office:value="-0.0001816406043047" calcext:value-type="float">
            <text:p>-0,000181640604305</text:p>
          </table:table-cell>
          <table:table-cell table:formula="of:=EXP([.C15])+1-[.C15]*[.C15]" office:value-type="float" office:value="0.000137314121946508" calcext:value-type="float">
            <text:p>0,000137314121947</text:p>
          </table:table-cell>
        </table:table-row>
        <table:table-row table:style-name="ro1">
          <table:table-cell table:formula="of:=IF([.D15]*[.E15]&lt;0;[.A15];[.B15])" office:value-type="float" office:value="-1.1478271484375" calcext:value-type="float">
            <text:p>-1,1478271484375</text:p>
          </table:table-cell>
          <table:table-cell table:formula="of:=([.A16]+[.C16])/2" office:value-type="float" office:value="-1.14776611328125" calcext:value-type="float">
            <text:p>-1,14776611328125</text:p>
          </table:table-cell>
          <table:table-cell table:formula="of:=IF([.D15]*[.E15]&lt;0;[.B15];[.C15])" office:value-type="float" office:value="-1.147705078125" calcext:value-type="float">
            <text:p>-1,147705078125</text:p>
          </table:table-cell>
          <table:table-cell table:formula="of:=EXP([.A16])+1-[.A16]*[.A16]" office:value-type="float" office:value="-0.0001816406043047" calcext:value-type="float">
            <text:p>-0,000181640604305</text:p>
          </table:table-cell>
          <table:table-cell table:formula="of:=EXP([.B16])+1-[.B16]*[.B16]" office:value-type="float" office:value="-0.0000221601069898547" calcext:value-type="float">
            <text:p>-2,21601069898547E-05</text:p>
          </table:table-cell>
          <table:table-cell table:formula="of:=EXP([.C16])+1-[.C16]*[.C16]" office:value-type="float" office:value="0.000137314121946508" calcext:value-type="float">
            <text:p>0,000137314121947</text:p>
          </table:table-cell>
        </table:table-row>
        <table:table-row table:style-name="ro1">
          <table:table-cell table:formula="of:=IF([.D16]*[.E16]&lt;0;[.A16];[.B16])" office:value-type="float" office:value="-1.14776611328125" calcext:value-type="float">
            <text:p>-1,14776611328125</text:p>
          </table:table-cell>
          <table:table-cell table:formula="of:=([.A17]+[.C17])/2" office:value-type="float" office:value="-1.14773559570313" calcext:value-type="float">
            <text:p>-1,14773559570313</text:p>
          </table:table-cell>
          <table:table-cell table:formula="of:=IF([.D16]*[.E16]&lt;0;[.B16];[.C16])" office:value-type="float" office:value="-1.147705078125" calcext:value-type="float">
            <text:p>-1,147705078125</text:p>
          </table:table-cell>
          <table:table-cell table:formula="of:=EXP([.A17])+1-[.A17]*[.A17]" office:value-type="float" office:value="-0.0000221601069898547" calcext:value-type="float">
            <text:p>-2,21601069898547E-05</text:p>
          </table:table-cell>
          <table:table-cell table:formula="of:=EXP([.B17])+1-[.B17]*[.B17]" office:value-type="float" office:value="0.0000575777910212238" calcext:value-type="float">
            <text:p>5,75777910212238E-05</text:p>
          </table:table-cell>
          <table:table-cell table:formula="of:=EXP([.C17])+1-[.C17]*[.C17]" office:value-type="float" office:value="0.000137314121946508" calcext:value-type="float">
            <text:p>0,000137314121947</text:p>
          </table:table-cell>
        </table:table-row>
        <table:table-row table:style-name="ro1">
          <table:table-cell table:formula="of:=IF([.D17]*[.E17]&lt;0;[.A17];[.B17])" office:value-type="float" office:value="-1.14776611328125" calcext:value-type="float">
            <text:p>-1,14776611328125</text:p>
          </table:table-cell>
          <table:table-cell table:formula="of:=([.A18]+[.C18])/2" office:value-type="float" office:value="-1.14775085449219" calcext:value-type="float">
            <text:p>-1,14775085449219</text:p>
          </table:table-cell>
          <table:table-cell table:formula="of:=IF([.D17]*[.E17]&lt;0;[.B17];[.C17])" office:value-type="float" office:value="-1.14773559570313" calcext:value-type="float">
            <text:p>-1,14773559570313</text:p>
          </table:table-cell>
          <table:table-cell table:formula="of:=EXP([.A18])+1-[.A18]*[.A18]" office:value-type="float" office:value="-0.0000221601069898547" calcext:value-type="float">
            <text:p>-2,21601069898547E-05</text:p>
          </table:table-cell>
          <table:table-cell table:formula="of:=EXP([.B18])+1-[.B18]*[.B18]" office:value-type="float" office:value="0.0000177090379018807" calcext:value-type="float">
            <text:p>1,77090379018807E-05</text:p>
          </table:table-cell>
          <table:table-cell table:formula="of:=EXP([.C18])+1-[.C18]*[.C18]" office:value-type="float" office:value="0.0000575777910212238" calcext:value-type="float">
            <text:p>5,75777910212238E-05</text:p>
          </table:table-cell>
        </table:table-row>
        <table:table-row table:style-name="ro1">
          <table:table-cell table:formula="of:=IF([.D18]*[.E18]&lt;0;[.A18];[.B18])" office:value-type="float" office:value="-1.14776611328125" calcext:value-type="float">
            <text:p>-1,14776611328125</text:p>
          </table:table-cell>
          <table:table-cell table:formula="of:=([.A19]+[.C19])/2" office:value-type="float" office:value="-1.14775848388672" calcext:value-type="float">
            <text:p>-1,14775848388672</text:p>
          </table:table-cell>
          <table:table-cell table:formula="of:=IF([.D18]*[.E18]&lt;0;[.B18];[.C18])" office:value-type="float" office:value="-1.14775085449219" calcext:value-type="float">
            <text:p>-1,14775085449219</text:p>
          </table:table-cell>
          <table:table-cell table:formula="of:=EXP([.A19])+1-[.A19]*[.A19]" office:value-type="float" office:value="-0.0000221601069898547" calcext:value-type="float">
            <text:p>-2,21601069898547E-05</text:p>
          </table:table-cell>
          <table:table-cell table:formula="of:=EXP([.B19])+1-[.B19]*[.B19]" office:value-type="float" office:value="-0.00000222548557227142" calcext:value-type="float">
            <text:p>-2,22548557227142E-06</text:p>
          </table:table-cell>
          <table:table-cell table:formula="of:=EXP([.C19])+1-[.C19]*[.C19]" office:value-type="float" office:value="0.0000177090379018807" calcext:value-type="float">
            <text:p>1,77090379018807E-05</text:p>
          </table:table-cell>
        </table:table-row>
        <table:table-row table:style-name="ro1">
          <table:table-cell table:formula="of:=IF([.D19]*[.E19]&lt;0;[.A19];[.B19])" office:value-type="float" office:value="-1.14775848388672" calcext:value-type="float">
            <text:p>-1,14775848388672</text:p>
          </table:table-cell>
          <table:table-cell table:formula="of:=([.A20]+[.C20])/2" office:value-type="float" office:value="-1.14775466918945" calcext:value-type="float">
            <text:p>-1,14775466918945</text:p>
          </table:table-cell>
          <table:table-cell table:formula="of:=IF([.D19]*[.E19]&lt;0;[.B19];[.C19])" office:value-type="float" office:value="-1.14775085449219" calcext:value-type="float">
            <text:p>-1,14775085449219</text:p>
          </table:table-cell>
          <table:table-cell table:formula="of:=EXP([.A20])+1-[.A20]*[.A20]" office:value-type="float" office:value="-0.00000222548557227142" calcext:value-type="float">
            <text:p>-2,22548557227142E-06</text:p>
          </table:table-cell>
          <table:table-cell table:formula="of:=EXP([.B20])+1-[.B20]*[.B20]" office:value-type="float" office:value="0.00000774178840767803" calcext:value-type="float">
            <text:p>7,74178840767803E-06</text:p>
          </table:table-cell>
          <table:table-cell table:formula="of:=EXP([.C20])+1-[.C20]*[.C20]" office:value-type="float" office:value="0.0000177090379018807" calcext:value-type="float">
            <text:p>1,77090379018807E-05</text:p>
          </table:table-cell>
        </table:table-row>
        <table:table-row table:style-name="ro1">
          <table:table-cell table:formula="of:=IF([.D20]*[.E20]&lt;0;[.A20];[.B20])" office:value-type="float" office:value="-1.14775848388672" calcext:value-type="float">
            <text:p>-1,14775848388672</text:p>
          </table:table-cell>
          <table:table-cell table:formula="of:=([.A21]+[.C21])/2" office:value-type="float" office:value="-1.14775657653809" calcext:value-type="float">
            <text:p>-1,14775657653809</text:p>
          </table:table-cell>
          <table:table-cell table:formula="of:=IF([.D20]*[.E20]&lt;0;[.B20];[.C20])" office:value-type="float" office:value="-1.14775466918945" calcext:value-type="float">
            <text:p>-1,14775466918945</text:p>
          </table:table-cell>
          <table:table-cell table:formula="of:=EXP([.A21])+1-[.A21]*[.A21]" office:value-type="float" office:value="-0.00000222548557227142" calcext:value-type="float">
            <text:p>-2,22548557227142E-06</text:p>
          </table:table-cell>
          <table:table-cell table:formula="of:=EXP([.B21])+1-[.B21]*[.B21]" office:value-type="float" office:value="0.00000275815447858818" calcext:value-type="float">
            <text:p>2,75815447858818E-06</text:p>
          </table:table-cell>
          <table:table-cell table:formula="of:=EXP([.C21])+1-[.C21]*[.C21]" office:value-type="float" office:value="0.00000774178840767803" calcext:value-type="float">
            <text:p>7,74178840767803E-06</text:p>
          </table:table-cell>
        </table:table-row>
        <table:table-row table:style-name="ro1">
          <table:table-cell table:formula="of:=IF([.D21]*[.E21]&lt;0;[.A21];[.B21])" office:value-type="float" office:value="-1.14775848388672" calcext:value-type="float">
            <text:p>-1,14775848388672</text:p>
          </table:table-cell>
          <table:table-cell table:formula="of:=([.A22]+[.C22])/2" office:value-type="float" office:value="-1.1477575302124" calcext:value-type="float">
            <text:p>-1,1477575302124</text:p>
          </table:table-cell>
          <table:table-cell table:formula="of:=IF([.D21]*[.E21]&lt;0;[.B21];[.C21])" office:value-type="float" office:value="-1.14775657653809" calcext:value-type="float">
            <text:p>-1,14775657653809</text:p>
          </table:table-cell>
          <table:table-cell table:formula="of:=EXP([.A22])+1-[.A22]*[.A22]" office:value-type="float" office:value="-0.00000222548557227142" calcext:value-type="float">
            <text:p>-2,22548557227142E-06</text:p>
          </table:table-cell>
          <table:table-cell table:formula="of:=EXP([.B22])+1-[.B22]*[.B22]" office:value-type="float" office:value="0.000000266335218324087" calcext:value-type="float">
            <text:p>2,66335218324087E-07</text:p>
          </table:table-cell>
          <table:table-cell table:formula="of:=EXP([.C22])+1-[.C22]*[.C22]" office:value-type="float" office:value="0.00000275815447858818" calcext:value-type="float">
            <text:p>2,75815447858818E-06</text:p>
          </table:table-cell>
        </table:table-row>
        <table:table-row table:style-name="ro1">
          <table:table-cell table:formula="of:=IF([.D22]*[.E22]&lt;0;[.A22];[.B22])" office:value-type="float" office:value="-1.14775848388672" calcext:value-type="float">
            <text:p>-1,14775848388672</text:p>
          </table:table-cell>
          <table:table-cell table:formula="of:=([.A23]+[.C23])/2" office:value-type="float" office:value="-1.14775800704956" calcext:value-type="float">
            <text:p>-1,14775800704956</text:p>
          </table:table-cell>
          <table:table-cell table:formula="of:=IF([.D22]*[.E22]&lt;0;[.B22];[.C22])" office:value-type="float" office:value="-1.1477575302124" calcext:value-type="float">
            <text:p>-1,1477575302124</text:p>
          </table:table-cell>
          <table:table-cell table:formula="of:=EXP([.A23])+1-[.A23]*[.A23]" office:value-type="float" office:value="-0.00000222548557227142" calcext:value-type="float">
            <text:p>-2,22548557227142E-06</text:p>
          </table:table-cell>
          <table:table-cell table:formula="of:=EXP([.B23])+1-[.B23]*[.B23]" office:value-type="float" office:value="-0.000000979574985571219" calcext:value-type="float">
            <text:p>-9,79574985571219E-07</text:p>
          </table:table-cell>
          <table:table-cell table:formula="of:=EXP([.C23])+1-[.C23]*[.C23]" office:value-type="float" office:value="0.000000266335218324087" calcext:value-type="float">
            <text:p>2,66335218324087E-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0=</text:p>
          </table:table-cell>
          <table:table-cell table:formula="of:=[.B23]" office:value-type="float" office:value="-1.14775800704956" calcext:value-type="float">
            <text:p>-1,14775800704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. Fehler</text:p>
          </table:table-cell>
          <table:table-cell table:formula="of:=([.C23]-[.A23])/2" office:value-type="float" office:value="0.000000476837158203125" calcext:value-type="float">
            <text:p>4,76837158203125E-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7:29:03.5823211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l Lunger</meta:initial-creator>
    <meta:creation-date>2020-11-19T16:32:06.849148271</meta:creation-date>
    <dc:date>2020-11-26T17:29:36.044898759</dc:date>
    <meta:editing-duration>PT43M58S</meta:editing-duration>
    <meta:editing-cycles>4</meta:editing-cycles>
    <meta:generator>LibreOffice/7.0.2.2$Linux_X86_64 LibreOffice_project/00$Build-2</meta:generator>
    <meta:document-statistic meta:table-count="1" meta:cell-count="142" meta:object-count="0"/>
  </office:meta>
</office:document-meta>
</file>